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1ad1cb" officeooo:paragraph-rsid="001ad1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完全漆黒のフレイムヴィレッジあらすじ。</text:p>
      <text:p text:style-name="Standard"/>
      <text:p text:style-name="P1">人形技師ウィル・フォーメンは、かつて存在し今は廃れてしまった生きている人形リビングドールを作る技術を祖父から受け継いた、ただ一人の存在だった。</text:p>
      <text:p text:style-name="P1">そんな彼が、祖父の作った生きる人形の少女フレイムヴィレッジと出会い、旅する物語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03:32:05.832500000</meta:creation-date>
    <dc:date>2017-07-05T03:57:52.441000000</dc:date>
    <meta:editing-duration>PT15M46S</meta:editing-duration>
    <meta:editing-cycles>2</meta:editing-cycles>
    <meta:generator>LibreOffice_Vanilla/5.2.3.5$MacOSX_X86_64 LibreOffice_project/83adc9c35c74e0badc710d981405858b1179a327</meta:generator>
    <meta:document-statistic meta:table-count="0" meta:image-count="0" meta:object-count="0" meta:page-count="1" meta:paragraph-count="3" meta:word-count="130" meta:character-count="130" meta:non-whitespace-character-count="130"/>
  </office:meta>
</office:document-meta>
</file>